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ee7d" officeooo:paragraph-rsid="001eee7d"/>
    </style:style>
    <style:style style:name="P2" style:family="paragraph" style:parent-style-name="Standard">
      <style:text-properties officeooo:rsid="002040c1" officeooo:paragraph-rsid="002040c1"/>
    </style:style>
    <style:style style:name="P3" style:family="paragraph" style:parent-style-name="Standard" style:list-style-name="L1">
      <style:text-properties officeooo:rsid="002040c1" officeooo:paragraph-rsid="002040c1"/>
    </style:style>
    <style:style style:name="P4" style:family="paragraph" style:parent-style-name="Standard">
      <style:text-properties officeooo:rsid="0023ccd6" officeooo:paragraph-rsid="0023ccd6"/>
    </style:style>
    <style:style style:name="P5" style:family="paragraph" style:parent-style-name="Standard" style:list-style-name="L2">
      <style:text-properties officeooo:rsid="0023ccd6" officeooo:paragraph-rsid="0023ccd6"/>
    </style:style>
    <style:style style:name="P6" style:family="paragraph" style:parent-style-name="Standard" style:list-style-name="L2">
      <style:text-properties officeooo:rsid="0024d185" officeooo:paragraph-rsid="0024d185"/>
    </style:style>
    <style:style style:name="P7" style:family="paragraph" style:parent-style-name="Standard">
      <style:text-properties officeooo:rsid="0024d185" officeooo:paragraph-rsid="0024d185"/>
    </style:style>
    <style:style style:name="P8" style:family="paragraph" style:parent-style-name="Standard" style:list-style-name="L2">
      <style:text-properties officeooo:rsid="0025e9d3" officeooo:paragraph-rsid="0025e9d3"/>
    </style:style>
    <style:style style:name="P9" style:family="paragraph" style:parent-style-name="Standard" style:list-style-name="L2">
      <style:text-properties officeooo:rsid="002652a2" officeooo:paragraph-rsid="002652a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40c1" style:font-weight-asian="normal" style:font-weight-complex="normal"/>
    </style:style>
    <style:style style:name="T4" style:family="text">
      <style:text-properties fo:font-weight="normal" officeooo:rsid="0025e9d3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G 12/1 </text:p>
      <text:p text:style-name="P1"/>
      <text:p text:style-name="P1"><text:span text:style-name="T1">Quiz Friday </text:span>will have language families and examples.</text:p>
      <text:p text:style-name="P1"/>
      <text:list text:style-name="L1">
        <text:list-item>
          <text:p text:style-name="P3">Origin of language</text:p>
          <text:list>
            <text:list-item>
              <text:p text:style-name="P3">Basically everybody accepts that language had to be in place by 50-</text:p>
            </text:list-item>
            <text:list-item>
              <text:p text:style-name="P3">100,000 years ago, based on the complexity of Homo sapiens culture</text:p>
            </text:list-item>
            <text:list-item>
              <text:p text:style-name="P3">Many animal species began as a <text:span text:style-name="T1">closed set </text:span><text:span text:style-name="T2">of signals</text:span></text:p>
            </text:list-item>
            <text:list-item>
              <text:p text:style-name="P3">Phonemes can combine into an open set of morphemes, and</text:p>
            </text:list-item>
            <text:list-item>
              <text:p text:style-name="P3">morpheme can be combined into open sets of words. <text:span text:style-name="T1">Open sets</text:span></text:p>
            </text:list-item>
          </text:list>
        </text:list-item>
      </text:list>
      <text:p text:style-name="P2"><text:span text:style-name="T2"/></text:p>
      <text:p text:style-name="P4"><text:span text:style-name="T3"/></text:p>
      <text:p text:style-name="P4"><text:span text:style-name="T2">12/3</text:span></text:p>
      <text:p text:style-name="P4"><text:span text:style-name="T2">Language Documentation and Research</text:span></text:p>
      <text:p text:style-name="P4"><text:span text:style-name="T2"/></text:p>
      <text:list text:style-name="L2">
        <text:list-item>
          <text:p text:style-name="P5"><text:span text:style-name="T2">Language isn’t just a code-- it’s a tool for social work and much more</text:span></text:p>
        </text:list-item>
        <text:list-item>
          <text:p text:style-name="P5"><text:span text:style-name="T2">languages for doing “work” in society: pidgins, diglossia, politeness, australian avoidance forms, auxillary languages, writing as a tool for power</text:span></text:p>
          <text:list>
            <text:list-item>
              <text:p text:style-name="P5"><text:span text:style-name="T2">Language ideologies of monolingualism, also of multilingualism, language revival</text:span></text:p>
            </text:list-item>
          </text:list>
        </text:list-item>
      </text:list>
      <text:p text:style-name="P4"><text:span text:style-name="T2"/></text:p>
      <text:list text:continue-numbering="true" text:style-name="L2">
        <text:list-item>
          <text:p text:style-name="P6"><text:span text:style-name="T2">Iconic linguistic words: “sound pictures” : tweet, moo, baa, splash</text:span></text:p>
        </text:list-item>
        <text:list-item>
          <text:p text:style-name="P6"><text:span text:style-name="T2">The transition from conventionalized signs, morphemes and words, was a key intellectual transition in human evolution</text:span></text:p>
        </text:list-item>
        <text:list-item>
          <text:p text:style-name="P6"><text:span text:style-name="T2">“Symbolism equates with modern human behavior” Shell archaeology</text:span></text:p>
        </text:list-item>
      </text:list>
      <text:p text:style-name="P7"><text:span text:style-name="T2"/></text:p>
      <text:list text:continue-numbering="true" text:style-name="L2">
        <text:list-item>
          <text:p text:style-name="P6"><text:span text:style-name="T2">Language is about cultures and specific identities. </text:span><text:span text:style-name="T4">Think messiness, borrowing, revival, auxillary language failure, art languages, as proof.</text:span></text:p>
        </text:list-item>
      </text:list>
      <text:p text:style-name="P7"><text:span text:style-name="T4"/></text:p>
      <text:list text:continue-numbering="true" text:style-name="L2">
        <text:list-item>
          <text:p text:style-name="P8"><text:span text:style-name="T2">We learned some features, because language is still information transfer</text:span></text:p>
          <text:list>
            <text:list-item>
              <text:p text:style-name="P8"><text:span text:style-name="T2">Retroflex consonants in Dravidian languages and IE languages of India</text:span></text:p>
            </text:list-item>
            <text:list-item>
              <text:p text:style-name="P8"><text:span text:style-name="T2">Click consonants of Khoisan family</text:span></text:p>
            </text:list-item>
            <text:list-item>
              <text:p text:style-name="P8"><text:span text:style-name="T2">Tones in Sino-Tibetan, borrowed into Thai-Kadi, Austro-Asiatic; Niger-Congo</text:span></text:p>
            </text:list-item>
            <text:list-item>
              <text:p text:style-name="P8"><text:span text:style-name="T2">Consonant clusters in PNW area</text:span></text:p>
            </text:list-item>
            <text:list-item>
              <text:p text:style-name="P8"><text:span text:style-name="T2">Simple syllables in Japanese and Hawiian</text:span></text:p>
            </text:list-item>
          </text:list>
        </text:list-item>
        <text:list-item>
          <text:p text:style-name="P8"><text:span text:style-name="T2">Morphology and grammatical systems</text:span></text:p>
          <text:list>
            <text:list-item>
              <text:p text:style-name="P8"><text:span text:style-name="T2">isolating in China, Sino-Tibetan, Thai-Kadi</text:span></text:p>
            </text:list-item>
            <text:list-item>
              <text:p text:style-name="P8"><text:span text:style-name="T2">Agglutination in Turkic and Native American langs</text:span></text:p>
            </text:list-item>
            <text:list-item>
              <text:p text:style-name="P8"><text:span text:style-name="T2">Polysynthetic languages in Native American langs</text:span></text:p>
            </text:list-item>
            <text:list-item>
              <text:p text:style-name="P8"><text:span text:style-name="T2">Gender systems in most Euro languages but English</text:span></text:p>
            </text:list-item>
            <text:list-item>
              <text:p text:style-name="P8"><text:span text:style-name="T2">Case systems in most Euro languages, Uralic </text:span></text:p>
            </text:list-item>
            <text:list-item>
              <text:p text:style-name="P8"><text:span text:style-name="T2">Evidential (Turkic, Arapaho, Yukaghir)</text:span></text:p>
            </text:list-item>
            <text:list-item>
              <text:p text:style-name="P8"><text:span text:style-name="T2">Grammaticalized politeness in Japanese &amp; Korean</text:span></text:p>
            </text:list-item>
          </text:list>
        </text:list-item>
        <text:list-item>
          <text:p text:style-name="P9"><text:span text:style-name="T2">Syntax &amp; Word Order</text:span></text:p>
          <text:list>
            <text:list-item>
              <text:p text:style-name="P9"><text:span text:style-name="T2">Rigid word orders in Sino-Tibetan &gt; Thai-Kadi</text:span></text:p>
            </text:list-item>
            <text:list-item>
              <text:p text:style-name="P9"><text:span text:style-name="T2">Free word order in Arapaho or Latin</text:span></text:p>
            </text:list-item>
          </text:list>
        </text:list-item>
        <text:list-item>
          <text:p text:style-name="P9"><text:span text:style-name="T2">Many different kinds of borrowing, words, phonemes, sound fefatures, writing systems, ideologies, etc</text:span></text:p>
        </text:list-item>
        <text:list-item>
          <text:p text:style-name="P9"><text:span text:style-name="T2">Types of Multilingualism<text:tab/></text:span></text:p>
          <text:list>
            <text:list-item>
              <text:p text:style-name="P9"><text:span text:style-name="T2">Bilingualism</text:span></text:p>
            </text:list-item>
            <text:list-item>
              <text:p text:style-name="P9"><text:span text:style-name="T2">Lingua Franca</text:span></text:p>
            </text:list-item>
            <text:list-item>
              <text:p text:style-name="P9"><text:span text:style-name="T2">Pidgin</text:span></text:p>
            </text:list-item>
            <text:list-item>
              <text:p text:style-name="P9"><text:span text:style-name="T2">Diglossia</text:span></text:p>
            </text:list-item>
            <text:list-item>
              <text:p text:style-name="P9"><text:soft-page-break/><text:span text:style-name="T2">Classical vs. Modern languages</text:span></text:p>
            </text:list-item>
            <text:list-item>
              <text:p text:style-name="P9"><text:span text:style-name="T2">Sacred/Religious languages</text:span></text:p>
            </text:list-item>
            <text:list-item>
              <text:p text:style-name="P9"><text:span text:style-name="T2">Region-by-region official language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1T11:58:17.682727944</meta:creation-date>
    <dc:date>2025-12-03T15:31:48.641732457</dc:date>
    <meta:editing-duration>PT45M58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43" meta:word-count="345" meta:character-count="2172" meta:non-whitespace-character-count="1906"/>
  </office:meta>
</office:document-meta>
</file>